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arentProcessingNode.invoke(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ParentProcessingNode.setChildren( ProcessingNode [ ]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rentProcessingNode.has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